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color="#80808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1cm" fo:min-width="1.6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066cm" fo:min-width="0cm" fo:wrap-option="wrap"/>
    </style:style>
    <style:style style:name="gr5" style:family="graphic" style:parent-style-name="objectwithoutfill">
      <style:graphic-properties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8cm" fo:min-width="2.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.987cm"/>
    </style:style>
    <style:style style:name="gr8" style:family="graphic" style:parent-style-name="standard">
      <style:graphic-properties draw:stroke="none" draw:fill="none" fo:min-height="1.462cm"/>
    </style:style>
    <style:style style:name="gr9" style:family="graphic" style:parent-style-name="standard">
      <style:graphic-properties draw:stroke="none" draw:fill="none" fo:min-height="1.461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742cm"/>
    </style:style>
    <style:style style:name="gr12" style:family="graphic" style:parent-style-name="objectwithoutfill">
      <style:graphic-properties draw:stroke="dash" draw:stroke-dash="Fine_20_Dashed_20__28_var_29_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007cm"/>
    </style:style>
    <style:style style:name="gr15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000000" draw:fill="solid" draw:fill-color="#0000ff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2cm"/>
    </style:style>
    <style:style style:name="gr19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svg:stroke-color="#800000" draw:fill="solid" draw:fill-color="#ffff00" draw:textarea-horizontal-align="justify" draw:textarea-vertical-align="middle" draw:auto-grow-height="false"/>
    </style:style>
    <style:style style:name="gr21" style:family="graphic" style:parent-style-name="objectwithoutfill">
      <style:graphic-properties draw:fill="solid" draw:fill-color="#ff0000" draw:textarea-vertical-align="middle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1.26cm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end"/>
    </style:style>
    <style:style style:name="T1" style:family="text">
      <style:text-properties style:text-position="sub 58%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7.368cm" svg:y1="17.261cm" svg:x2="9.022cm" svg:y2="17.261cm">
          <text:p/>
        </draw:line>
        <draw:line draw:style-name="gr1" draw:text-style-name="P1" draw:layer="layout" svg:x1="20.707cm" svg:y1="16.333cm" svg:x2="20.707cm" svg:y2="8.729cm">
          <text:p/>
        </draw:line>
        <draw:frame draw:style-name="gr2" draw:layer="layout" svg:width="2.112cm" svg:height="1.711cm" svg:x="25.654cm" svg:y="12.767cm">
          <draw:text-box>
            <text:p>rot<text:span text:style-name="T1">2</text:span></text:p>
          </draw:text-box>
        </draw:frame>
        <draw:line draw:style-name="gr3" draw:text-style-name="P1" draw:layer="layout" svg:x1="20.707cm" svg:y1="17.252cm" svg:x2="20.707cm" svg:y2="12.801cm">
          <text:p/>
        </draw:line>
        <draw:line draw:style-name="gr3" draw:text-style-name="P1" draw:layer="layout" svg:x1="20.695cm" svg:y1="17.264cm" svg:x2="16.8cm" svg:y2="17.264cm">
          <text:p/>
        </draw:line>
        <draw:line draw:style-name="gr3" draw:text-style-name="P1" draw:layer="layout" svg:x1="20.707cm" svg:y1="17.41cm" svg:x2="22.933cm" svg:y2="15.184cm">
          <text:p/>
        </draw:line>
        <draw:custom-shape draw:style-name="gr4" draw:text-style-name="P1" draw:layer="layout" svg:width="0.742cm" svg:height="0.928cm" svg:x="20.336cm" svg:y="16.853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21.495cm" svg:y1="17.264cm" svg:x2="25.39cm" svg:y2="17.264cm">
          <text:p text:style-name="P1"><text:span text:style-name="T2">Incoming </text:span></text:p>
          <text:p text:style-name="P1"><text:span text:style-name="T2">X-Ray beam</text:span></text:p>
        </draw:line>
        <draw:frame draw:style-name="gr6" draw:text-style-name="P2" draw:layer="layout" svg:width="3.23cm" svg:height="2.798cm" svg:x="19.725cm" svg:y="17.724cm">
          <draw:text-box>
            <text:p><text:span text:style-name="T3">Origin :</text:span></text:p>
            <text:p><text:span text:style-name="T3">sample</text:span></text:p>
            <text:p><text:span text:style-name="T3">position</text:span></text:p>
          </draw:text-box>
        </draw:frame>
        <draw:frame draw:style-name="gr7" draw:layer="layout" svg:width="1.487cm" svg:height="1.71cm" svg:x="15.541cm" svg:y="17.197cm">
          <draw:text-box>
            <text:p>x<text:span text:style-name="T4">3</text:span></text:p>
          </draw:text-box>
        </draw:frame>
        <draw:frame draw:style-name="gr8" draw:layer="layout" svg:width="1.486cm" svg:height="1.712cm" svg:x="20.704cm" svg:y="11.432cm">
          <draw:text-box>
            <text:p>x<text:span text:style-name="T4">1</text:span></text:p>
          </draw:text-box>
        </draw:frame>
        <draw:frame draw:style-name="gr9" draw:layer="layout" svg:width="1.487cm" svg:height="1.711cm" svg:x="23.078cm" svg:y="14.403cm">
          <draw:text-box>
            <text:p>x<text:span text:style-name="T4">2</text:span></text:p>
          </draw:text-box>
        </draw:frame>
        <draw:custom-shape draw:style-name="gr10" draw:text-style-name="P1" draw:layer="layout" svg:width="14.089cm" svg:height="8.524cm" draw:transform="skewX (6.2027565540535E-017) rotate (0.416261026600648) translate (-0.762cm 8.508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" draw:text-style-name="P1" draw:layer="layout" svg:width="6.242cm" svg:height="1.987cm" svg:x="0.743cm" svg:y="16.401cm">
          <draw:text-box>
            <text:p text:style-name="P1"><text:span text:style-name="T3">Detector's origin</text:span></text:p>
          </draw:text-box>
        </draw:frame>
        <draw:line draw:style-name="gr12" draw:text-style-name="P1" draw:layer="layout" svg:x1="8.651cm" svg:y1="11.289cm" svg:x2="20.707cm" svg:y2="17.224cm">
          <text:p text:style-name="P1"/>
          <text:p text:style-name="P1">Distance</text:p>
        </draw:line>
        <draw:line draw:style-name="gr13" draw:text-style-name="P1" draw:layer="layout" svg:x1="9.022cm" svg:y1="11.475cm" svg:x2="8.651cm" svg:y2="12.217cm">
          <text:p/>
        </draw:line>
        <draw:line draw:style-name="gr13" draw:text-style-name="P1" draw:layer="layout" svg:x1="8.095cm" svg:y1="11.846cm" svg:x2="8.651cm" svg:y2="12.217cm">
          <text:p/>
        </draw:line>
        <draw:frame draw:style-name="gr14" draw:layer="layout" svg:width="2.507cm" svg:height="1.177cm" svg:x="6.611cm" svg:y="10.051cm">
          <draw:text-box>
            <text:p><text:span text:style-name="T3">PONI</text:span></text:p>
          </draw:text-box>
        </draw:frame>
        <draw:line draw:style-name="gr15" draw:text-style-name="P1" draw:layer="layout" svg:x1="2.716cm" svg:y1="16.297cm" svg:x2="2.345cm" svg:y2="5.169cm">
          <text:p/>
        </draw:line>
        <draw:frame draw:style-name="gr8" draw:layer="layout" svg:width="1.861cm" svg:height="1.712cm" svg:x="2.53cm" svg:y="5.126cm">
          <draw:text-box>
            <text:p>d<text:span text:style-name="T4">1</text:span></text:p>
          </draw:text-box>
        </draw:frame>
        <draw:line draw:style-name="gr15" draw:text-style-name="P1" draw:layer="layout" svg:x1="2.716cm" svg:y1="16.297cm" svg:x2="15.699cm" svg:y2="10.547cm">
          <text:p/>
        </draw:line>
        <draw:frame draw:style-name="gr9" draw:layer="layout" svg:width="1.86cm" svg:height="1.711cm" svg:x="14.046cm" svg:y="8.887cm">
          <draw:text-box>
            <text:p>d<text:span text:style-name="T4">2</text:span></text:p>
          </draw:text-box>
        </draw:frame>
        <draw:line draw:style-name="gr15" draw:text-style-name="P1" draw:layer="layout" svg:x1="2.716cm" svg:y1="16.297cm" svg:x2="0.119cm" svg:y2="14.442cm">
          <text:p/>
        </draw:line>
        <draw:frame draw:style-name="gr9" draw:layer="layout" svg:width="1.861cm" svg:height="1.711cm" svg:x="0.113cm" svg:y="13.102cm">
          <draw:text-box>
            <text:p>d<text:span text:style-name="T4">3</text:span></text:p>
          </draw:text-box>
        </draw:frame>
        <draw:custom-shape draw:style-name="gr16" draw:text-style-name="P1" draw:layer="layout" svg:width="1.071cm" svg:height="1.473cm" svg:x="24.27cm" svg:y="12.721cm">
          <text:p/>
          <draw:enhanced-geometry svg:viewBox="0 0 21600 21600" draw:mirror-vertical="true" draw:text-areas="0 0 21600 21600" draw:type="circular-arrow" draw:modifiers="128.980343684233 46.616753498768 8125.70417268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layer="layout" svg:width="2.111cm" svg:height="1.71cm" svg:x="21.338cm" svg:y="9.284cm">
          <draw:text-box>
            <text:p>rot<text:span text:style-name="T1">1</text:span></text:p>
          </draw:text-box>
        </draw:frame>
        <draw:frame draw:style-name="gr18" draw:layer="layout" svg:width="2.112cm" svg:height="1.71cm" svg:x="9.692cm" svg:y="17.446cm">
          <draw:text-box>
            <text:p>rot<text:span text:style-name="T1">3</text:span></text:p>
          </draw:text-box>
        </draw:frame>
        <draw:custom-shape draw:style-name="gr16" draw:text-style-name="P1" draw:layer="layout" svg:width="0.927cm" svg:height="1.484cm" svg:x="11.062cm" svg:y="16.519cm">
          <text:p/>
          <draw:enhanced-geometry svg:viewBox="0 0 21600 21600" draw:mirror-vertical="false" draw:text-areas="0 0 21600 21600" draw:type="circular-arrow" draw:modifiers="-175.314709823382 51.3715134103868 7419.723517142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1" draw:layer="layout" svg:width="0.927cm" svg:height="1.113cm" svg:x="6.465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71cm" svg:height="0.371cm" svg:x="6.796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6.982cm" svg:y1="7.394cm" svg:x2="20.707cm" svg:y2="17.224cm">
          <text:p text:style-name="P1">Scattered beam</text:p>
          <text:p text:style-name="P1"/>
        </draw:line>
        <draw:path draw:style-name="gr22" draw:text-style-name="P1" draw:layer="layout" svg:width="1.668cm" svg:height="0.555cm" draw:transform="rotate (1.5707963267949) translate (17.7390751631354cm 17.2242560219125cm)" svg:viewBox="0 0 1669 556" svg:d="m0 0c742 0 1669 556 1669 556">
          <text:p/>
        </draw:path>
        <draw:frame draw:style-name="gr23" draw:layer="layout" svg:width="1.76cm" svg:height="1.405cm" svg:x="16.441cm" svg:y="15.527cm">
          <draw:text-box>
            <text:p>2θ</text:p>
          </draw:text-box>
        </draw:frame>
        <draw:custom-shape draw:style-name="gr24" draw:text-style-name="P1" draw:layer="layout" svg:width="0.185cm" svg:height="0.185cm" svg:x="8.466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484cm" svg:height="0.742cm" svg:x="20.025cm" svg:y="10.026cm">
          <text:p/>
          <draw:enhanced-geometry svg:viewBox="0 0 21600 21600" draw:mirror-vertical="true" draw:text-areas="0 0 21600 21600" draw:type="circular-arrow" draw:modifiers="128.980343684233 48.4843898819939 7823.2742901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" draw:text-style-name="P1" draw:layer="layout" svg:x1="22.932cm" svg:y1="15.22cm" svg:x2="24.972cm" svg:y2="13.18cm">
          <text:p/>
        </draw:line>
        <draw:line draw:style-name="gr1" draw:text-style-name="P1" draw:layer="layout" svg:x1="25.273cm" svg:y1="12.954cm" svg:x2="27.313cm" svg:y2="10.914cm">
          <text:p/>
        </draw:line>
        <draw:frame draw:style-name="gr25" draw:layer="layout" svg:width="2.792cm" svg:height="1.673cm" svg:x="9.544cm" svg:y="3.326cm">
          <draw:text-box>
            <text:p text:style-name="P3">Area</text:p>
            <text:p>dete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8T21:11:20</meta:creation-date>
    <dc:date>2015-02-18T14:00:28</dc:date>
    <meta:editing-duration>PT23M28S</meta:editing-duration>
    <meta:editing-cycles>8</meta:editing-cycles>
    <meta:generator>LibreOffice/3.5$Linux_X86_64 LibreOffice_project/350m1$Build-2</meta:generator>
    <meta:document-statistic meta:object-count="38"/>
  </office:meta>
</office:document-meta>
</file>